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7000000474348E54A47A67B3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6" style:family="paragraph" style:parent-style-name="Standard">
      <style:paragraph-properties fo:line-height="200%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line-height="200%"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0" style:family="paragraph" style:parent-style-name="Standard">
      <style:paragraph-properties fo:margin-left="0.4925in" fo:margin-right="0in" fo:margin-top="0in" fo:margin-bottom="0in" style:contextual-spacing="false" fo:line-height="200%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>
      <style:paragraph-properties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14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15" style:family="paragraph" style:parent-style-name="Standard">
      <style:paragraph-properties fo:line-height="200%" fo:text-align="center" style:justify-single-word="false"/>
      <style:text-properties style:font-name="arial" fo:font-size="11pt" fo:font-weight="bold" fo:background-color="#ffff00" style:font-name-asian="arial1" style:font-size-asian="11pt" style:font-weight-asian="bold" style:font-name-complex="arial1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P17" style:family="paragraph" style:parent-style-name="Standard">
      <style:paragraph-properties fo:margin-top="0in" fo:margin-bottom="0in" style:contextual-spacing="false" fo:line-height="200%"/>
      <style:text-properties style:font-name="arial" fo:font-size="18pt" style:font-name-asian="arial1" style:font-size-asian="18pt" style:font-name-complex="arial1" style:font-size-complex="18pt"/>
    </style:style>
    <style:style style:name="P18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style:font-name-asian="arial1" style:font-size-asian="18pt" style:font-name-complex="arial1" style:font-size-complex="18pt"/>
    </style:style>
    <style:style style:name="P19" style:family="paragraph" style:parent-style-name="Standard">
      <style:paragraph-properties fo:text-align="start" style:justify-single-word="false" fo:orphans="0" fo:widows="0"/>
    </style:style>
    <style:style style:name="P20" style:family="paragraph" style:parent-style-name="Standard">
      <style:paragraph-properties fo:text-align="center" style:justify-single-word="false" fo:orphans="0" fo:widows="0"/>
    </style:style>
    <style:style style:name="P21" style:family="paragraph" style:parent-style-name="Standard">
      <style:paragraph-properties fo:line-height="200%"/>
    </style:style>
    <style:style style:name="P22" style:family="paragraph" style:parent-style-name="Standard">
      <style:paragraph-properties fo:line-height="200%" fo:text-align="center" style:justify-single-word="false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</style:style>
    <style:style style:name="P24" style:family="paragraph" style:parent-style-name="Standard">
      <style:paragraph-properties fo:line-height="200%" fo:text-align="start" style:justify-single-word="false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200%" fo:text-align="start" style:justify-single-word="false" fo:text-indent="0in" style:auto-text-indent="false"/>
    </style:style>
    <style:style style:name="P26" style:family="paragraph" style:parent-style-name="Standard">
      <style:paragraph-properties fo:margin-top="0in" fo:margin-bottom="0in" style:contextual-spacing="false" fo:line-height="200%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</style:style>
    <style:style style:name="P28" style:family="paragraph" style:parent-style-name="Standard">
      <style:paragraph-properties fo:margin-left="0.4925in" fo:margin-right="0in" fo:margin-top="0in" fo:margin-bottom="0in" style:contextual-spacing="false" fo:line-height="200%" fo:text-indent="0in" style:auto-text-indent="false"/>
    </style:style>
    <style:style style:name="P29" style:family="paragraph" style:parent-style-name="Standard">
      <style:paragraph-properties fo:margin-top="0in" fo:margin-bottom="0in" style:contextual-spacing="false" fo:line-height="200%"/>
      <style:text-properties fo:color="#000000" loext:opacity="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3" style:family="paragraph" style:parent-style-name="Standard" style:list-style-name="WWNum3">
      <style:paragraph-properties fo:margin-left="0.5in" fo:margin-right="0in" fo:margin-top="0in" fo:margin-bottom="0in" style:contextual-spacing="false" fo:line-height="200%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style:contextual-spacing="false" fo:line-height="200%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in" fo:margin-bottom="0in" style:contextual-spacing="false" fo:line-height="200%" fo:text-indent="-0.25in" style:auto-text-indent="false"/>
    </style:style>
    <style:style style:name="P36" style:family="paragraph" style:parent-style-name="Standard" style:master-page-name="First_20_Page">
      <style:paragraph-properties fo:margin-top="0in" fo:margin-bottom="0in" style:contextual-spacing="false" fo:line-height="200%" fo:text-align="center" style:justify-single-word="false" style:page-number="1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" fo:font-size="22pt" style:text-underline-style="none" fo:font-weight="bold" style:font-name-asian="arial1" style:font-size-asian="22pt" style:font-weight-asian="bold" style:font-name-complex="arial1" style:font-size-complex="22pt"/>
    </style:style>
    <style:style style:name="P37" style:family="paragraph" style:parent-style-name="Standard">
      <style:paragraph-properties fo:margin-top="0in" fo:margin-bottom="0in" style:contextual-spacing="false" fo:line-height="200%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/>
      <style:text-properties fo:color="#ea7500" loext:opacity="100%" style:font-name="arial" fo:font-size="22pt" style:text-underline-style="none" fo:font-weight="bold" style:font-name-asian="arial1" style:font-size-asian="22pt" style:font-weight-asian="bold" style:font-name-complex="arial1" style:font-size-complex="22pt"/>
    </style:style>
    <style:style style:name="P38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P40" style:family="paragraph" style:parent-style-name="Standard">
      <style:paragraph-properties fo:margin-left="0.4925in" fo:margin-right="0in" fo:margin-top="0in" fo:margin-bottom="0in" style:contextual-spacing="false" fo:line-height="200%" fo:text-indent="0in" style:auto-text-indent="false"/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P41" style:family="paragraph" style:parent-style-name="Standard">
      <style:paragraph-properties fo:margin-left="0.4925in" fo:margin-right="0in" fo:margin-top="0in" fo:margin-bottom="0in" style:contextual-spacing="false" fo:line-height="200%" fo:text-indent="0in" style:auto-text-indent="fals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2" style:family="paragraph" style:parent-style-name="Standard">
      <style:paragraph-properties fo:line-height="200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3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4" style:family="paragraph" style:parent-style-name="Standard">
      <style:paragraph-properties fo:margin-left="1in" fo:margin-right="0in" fo:margin-top="0in" fo:margin-bottom="0in" style:contextual-spacing="false" fo:line-height="200%" fo:text-indent="0.5in" style:auto-text-indent="false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7" style:family="paragraph" style:parent-style-name="Standard">
      <style:paragraph-properties fo:text-align="center" style:justify-single-word="false" fo:orphans="0" fo:widows="0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8" style:family="paragraph" style:parent-style-name="Standard">
      <style:paragraph-properties fo:orphans="0" fo:widows="0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9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bold" fo:background-color="#ffff00" style:font-name-asian="arial1" style:font-size-asian="11pt" style:font-weight-asian="bold" style:font-name-complex="arial1" style:font-size-complex="11pt"/>
    </style:style>
    <style:style style:name="P50" style:family="paragraph" style:parent-style-name="Standard">
      <style:paragraph-properties fo:text-align="center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52" style:family="paragraph" style:parent-style-name="Standard" style:list-style-name="WWNum3">
      <style:paragraph-properties fo:margin-left="0.5in" fo:margin-right="0in" fo:margin-top="0in" fo:margin-bottom="0in" style:contextual-spacing="false" fo:line-height="200%" fo:text-indent="-0.25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4" style:family="paragraph" style:parent-style-name="Standard">
      <style:paragraph-properties fo:line-height="200%"/>
      <style:text-properties style:font-name="arial" fo:font-size="11pt" style:font-name-asian="arial1" style:font-size-asian="11pt" style:font-name-complex="arial1" style:font-size-complex="11pt"/>
    </style:style>
    <style:style style:name="P55" style:family="paragraph" style:parent-style-name="Standard">
      <style:paragraph-properties fo:margin-top="0in" fo:margin-bottom="0in" style:contextual-spacing="false" fo:line-height="200%"/>
      <style:text-properties style:font-name="arial" fo:font-size="11pt" style:font-name-asian="arial1" style:font-size-asian="11pt" style:font-name-complex="arial1" style:font-size-complex="11pt"/>
    </style:style>
    <style:style style:name="P56" style:family="paragraph" style:parent-style-name="Standard" style:list-style-name="WWNum1">
      <style:paragraph-properties fo:margin-left="0.5in" fo:margin-right="0in" fo:margin-top="0in" fo:margin-bottom="0in" style:contextual-spacing="false" fo:line-height="200%" fo:text-indent="-0.25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7" style:family="paragraph" style:parent-style-name="Standard">
      <style:paragraph-properties fo:margin-top="0in" fo:margin-bottom="0in" style:contextual-spacing="false" fo:line-height="200%"/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58" style:family="paragraph" style:parent-style-name="Standard">
      <style:paragraph-properties fo:line-height="200%"/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60" style:family="paragraph" style:parent-style-name="Standard">
      <style:paragraph-properties fo:line-height="200%" fo:text-align="center" style:justify-single-word="false"/>
      <style:text-properties fo:color="#ff860d" loext:opacity="100%" style:font-name="arial" fo:font-size="11pt" fo:font-style="italic" fo:font-weight="bold" style:font-name-asian="arial1" style:font-size-asian="11pt" style:font-style-asian="italic" style:font-weight-asian="bold" style:font-name-complex="arial1" style:font-size-complex="11pt"/>
    </style:style>
    <style:style style:name="P61" style:family="paragraph" style:parent-style-name="Standard">
      <style:paragraph-properties fo:margin-top="0in" fo:margin-bottom="0in" style:contextual-spacing="false" fo:line-height="200%"/>
      <style:text-properties fo:color="#000000" loext:opacity="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62" style:family="paragraph" style:parent-style-name="Text_20_body" style:list-style-name="L1"/>
    <style:style style:name="P63" style:family="paragraph" style:parent-style-name="Text_20_body" style:list-style-name="L1">
      <style:paragraph-properties fo:margin-top="0in" fo:margin-bottom="0in" style:contextual-spacing="false"/>
    </style:style>
    <style:style style:name="P64" style:family="paragraph" style:parent-style-name="Text_20_body" style:list-style-name="L2"/>
    <style:style style:name="P65" style:family="paragraph" style:parent-style-name="Text_20_body" style:list-style-name="L2">
      <style:paragraph-properties fo:margin-top="0in" fo:margin-bottom="0in" style:contextual-spacing="false"/>
    </style:style>
    <style:style style:name="P66" style:family="paragraph" style:parent-style-name="Text_20_body" style:list-style-name="L3"/>
    <style:style style:name="P67" style:family="paragraph" style:parent-style-name="Text_20_body" style:list-style-name="L3">
      <style:paragraph-properties fo:margin-top="0in" fo:margin-bottom="0in" style:contextual-spacing="false"/>
    </style:style>
    <style:style style:name="P68" style:family="paragraph" style:parent-style-name="Text_20_body" style:list-style-name="L4"/>
    <style:style style:name="P69" style:family="paragraph" style:parent-style-name="Text_20_body" style:list-style-name="L4">
      <style:paragraph-properties fo:margin-top="0in" fo:margin-bottom="0in" style:contextual-spacing="false"/>
    </style:style>
    <style:style style:name="P70" style:family="paragraph" style:parent-style-name="Text_20_body" style:list-style-name="L5"/>
    <style:style style:name="P71" style:family="paragraph" style:parent-style-name="Text_20_body" style:list-style-name="L5">
      <style:paragraph-properties fo:margin-top="0in" fo:margin-bottom="0in" style:contextual-spacing="false"/>
    </style:style>
    <style:style style:name="P72" style:family="paragraph" style:parent-style-name="Text_20_body" style:list-style-name="L6"/>
    <style:style style:name="P73" style:family="paragraph" style:parent-style-name="Text_20_body" style:list-style-name="L6">
      <style:paragraph-properties fo:margin-top="0in" fo:margin-bottom="0in" style:contextual-spacing="false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200%" fo:text-indent="0in" style:auto-text-indent="false"/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fo:background-color="#ffff00" loext:char-shading-value="0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ff860d" loext:opacity="100%" style:text-line-through-style="none" style:text-line-through-type="none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style:font-name="arial" fo:font-size="11pt" fo:font-weight="normal" style:font-name-asian="arial1" style:font-size-asian="11pt" style:font-weight-asian="normal" style:font-name-complex="arial1" style:font-size-complex="11pt"/>
    </style:style>
    <style:style style:name="T8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9" style:family="text">
      <style:text-properties style:font-name="arial" fo:font-size="11pt" fo:font-weight="bold" fo:background-color="#ffff00" loext:char-shading-value="0" style:font-name-asian="arial1" style:font-size-asian="11pt" style:font-weight-asian="bold" style:font-name-complex="arial1" style:font-size-complex="11pt"/>
    </style:style>
    <style:style style:name="T10" style:family="text">
      <style:text-properties style:font-name="arial" fo:font-size="11pt" style:font-name-asian="arial1" style:font-size-asian="11pt" style:font-name-complex="arial1" style:font-size-complex="11pt"/>
    </style:style>
    <style:style style:name="T11" style:family="text">
      <style:text-properties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T12" style:family="text">
      <style:text-properties style:font-name="arial" fo:font-size="11pt" style:text-underline-style="none" fo:font-weight="bold" style:font-name-asian="arial1" style:font-size-asian="11pt" style:font-weight-asian="bold" style:font-name-complex="arial1" style:font-size-complex="11pt"/>
    </style:style>
    <style:style style:name="T13" style:family="text">
      <style:text-properties style:font-name="arial" fo:font-size="11pt" style:text-underline-style="solid" style:text-underline-width="auto" style:text-underline-color="font-color" fo:font-weight="bold" style:font-name-asian="arial1" style:font-size-asian="11pt" style:font-weight-asian="bold" style:font-name-complex="arial1" style:font-size-complex="11pt"/>
    </style:style>
    <style:style style:name="T14" style:family="text">
      <style:text-properties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15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16" style:family="text">
      <style:text-properties style:font-name="arial" style:font-name-asian="arial1" style:font-name-complex="arial1"/>
    </style:style>
    <style:style style:name="T17" style:family="text">
      <style:text-properties fo:color="#ff860d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T18" style:family="text">
      <style:text-properties style:text-position="super 58%" style:font-name="arial" fo:font-size="11pt" style:font-name-asian="arial1" style:font-size-asian="11pt" style:font-name-complex="arial1" style:font-size-complex="11pt"/>
    </style:style>
    <style:style style:name="T19" style:family="text">
      <style:text-properties style:text-position="super 58%" style:font-name="arial" fo:font-size="11pt" fo:font-weight="bold" style:font-name-asian="arial1" style:font-size-asian="11pt" style:font-weight-asian="bold" style:font-name-complex="arial1" style:font-size-complex="11pt"/>
    </style:style>
    <style:style style:name="T20" style:family="text">
      <style:text-properties fo:color="#000000" loext:opacity="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T21" style:family="text">
      <style:text-properties fo:color="#000000" loext:opacity="100%" style:font-name="arial" fo:font-size="11pt" style:text-underline-style="none" fo:font-weight="bold" style:font-name-asian="arial1" style:font-size-asian="11pt" style:font-weight-asian="bold" style:font-name-complex="arial1" style:font-size-complex="11pt"/>
    </style:style>
    <style:style style:name="T22" style:family="text">
      <style:text-properties officeooo:rsid="0002c0f5"/>
    </style:style>
    <style:style style:name="T23" style:family="text">
      <style:text-properties fo:font-weight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2">Ingenieria del Conocimiento </text:span>- <text:span text:style-name="T22">61</text:span>GIIN</text:p>
      <text:p text:style-name="P37">Actividad <text:span text:style-name="T22">2 </text:span>– Portafolio</text:p>
      <text:p text:style-name="P38">Gagliardo Miguel Angel</text:p>
      <text:p text:style-name="P38"><text:span text:style-name="T22">08</text:span> de <text:span text:style-name="T22">Diciembre </text:span>de 2024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8"/>
      <text:p text:style-name="P8"/>
      <text:p text:style-name="P8"/>
      <text:p text:style-name="P57"><text:soft-page-break/>EJERCICIO 1. CARACTERÍSTICAS</text:p>
      <text:p text:style-name="P59"><text:span text:style-name="T7"/></text:p>
      <text:p text:style-name="P74"><text:span text:style-name="T23">Vamos a elegir un dominio popular y fácil de comprender: </text:span><text:span text:style-name="Strong_20_Emphasis">Bibliotecas y Libros</text:span><text:span text:style-name="T23">. Esto ayudará a estructurar y organizar la información sobre libros, autores, editores y préstamos en una biblioteca.</text:span></text:p>
      <text:p text:style-name="Heading_20_3">1. <text:span text:style-name="Strong_20_Emphasis">Determina el Alcance</text:span></text:p>
      <text:p text:style-name="Text_20_body">El alcance de esta ontología es organizar y gestionar la información relacionada con libros, autores, editores y préstamos en una biblioteca. Queremos facilitar la búsqueda, análisis y comprensión de datos sobre los libros y su gestión dentro de la biblioteca.</text:p>
      <text:p text:style-name="Text_20_body">El objetivo es que, utilizando esta ontología, se pueda:</text:p>
      <text:list xml:id="list3686600446" text:style-name="L1">
        <text:list-item>
          <text:p text:style-name="P63">Identificar libros y autores.</text:p>
        </text:list-item>
        <text:list-item>
          <text:p text:style-name="P63">Conocer detalles sobre libros como título, autor, editorial y fecha de publicación.</text:p>
        </text:list-item>
        <text:list-item>
          <text:p text:style-name="P62">Gestionar información sobre préstamos de libros, incluyendo el usuario que pidió el libro, la fecha de préstamo y la fecha de devolución.</text:p>
        </text:list-item>
      </text:list>
      <text:p text:style-name="Heading_20_3">2. <text:span text:style-name="Strong_20_Emphasis">Enumera los términos</text:span></text:p>
      <text:list xml:id="list2715192851" text:style-name="L2">
        <text:list-item>
          <text:p text:style-name="P65"><text:span text:style-name="Strong_20_Emphasis">Libro</text:span>: Un libro en la biblioteca.</text:p>
        </text:list-item>
        <text:list-item>
          <text:p text:style-name="P65"><text:span text:style-name="Strong_20_Emphasis">Autor</text:span>: Persona que ha escrito uno o más libros.</text:p>
        </text:list-item>
        <text:list-item>
          <text:p text:style-name="P65"><text:span text:style-name="Strong_20_Emphasis">Editor</text:span>: Persona o entidad responsable de la publicación de un libro.</text:p>
        </text:list-item>
        <text:list-item>
          <text:p text:style-name="P65"><text:span text:style-name="Strong_20_Emphasis">Usuario</text:span>: Persona que toma prestado un libro de la biblioteca.</text:p>
        </text:list-item>
        <text:list-item>
          <text:p text:style-name="P65"><text:span text:style-name="Strong_20_Emphasis">Préstamo</text:span>: Relación entre un usuario y un libro en la que el libro es prestado.</text:p>
        </text:list-item>
        <text:list-item>
          <text:p text:style-name="P65"><text:span text:style-name="Strong_20_Emphasis">Fecha de Préstamo</text:span>: Fecha en la que el libro fue prestado.</text:p>
        </text:list-item>
        <text:list-item>
          <text:p text:style-name="P65"><text:span text:style-name="Strong_20_Emphasis">Fecha de Devolución</text:span>: Fecha en la que el libro debe devolverse o ya fue devuelto.</text:p>
        </text:list-item>
        <text:list-item>
          <text:p text:style-name="P64"><text:span text:style-name="Strong_20_Emphasis">Género</text:span>: Categoría o tipo de contenido del libro (por ejemplo, ciencia ficción, historia).</text:p>
        </text:list-item>
      </text:list>
      <text:p text:style-name="Heading_20_3">3. <text:span text:style-name="Strong_20_Emphasis">Define las Clases</text:span></text:p>
      <text:p text:style-name="Text_20_body">En una ontología, las clases son los conceptos principales que definen el dominio. Para nuestra ontología de biblioteca, las clases podrían ser:</text:p>
      <text:list xml:id="list2808899618" text:style-name="L3">
        <text:list-item>
          <text:p text:style-name="P67"><text:span text:style-name="Strong_20_Emphasis">Libro</text:span>: Representa a un libro que está en la biblioteca.</text:p>
        </text:list-item>
        <text:list-item>
          <text:p text:style-name="P67"><text:soft-page-break/><text:span text:style-name="Strong_20_Emphasis">Autor</text:span>: Representa a una persona que escribe libros.</text:p>
        </text:list-item>
        <text:list-item>
          <text:p text:style-name="P67"><text:span text:style-name="Strong_20_Emphasis">Editor</text:span>: Representa a una persona o entidad que publica libros.</text:p>
        </text:list-item>
        <text:list-item>
          <text:p text:style-name="P67"><text:span text:style-name="Strong_20_Emphasis">Usuario</text:span>: Representa a una persona que toma prestado un libro.</text:p>
        </text:list-item>
        <text:list-item>
          <text:p text:style-name="P67"><text:span text:style-name="Strong_20_Emphasis">Préstamo</text:span>: Relaciona a un usuario con un libro que ha sido prestado.</text:p>
        </text:list-item>
        <text:list-item>
          <text:p text:style-name="P66"><text:span text:style-name="Strong_20_Emphasis">Género</text:span>: Representa los géneros literarios a los que pertenece un libro (ciencia ficción, novela histórica, etc.).</text:p>
        </text:list-item>
      </text:list>
      <text:p text:style-name="Heading_20_3">4. <text:span text:style-name="Strong_20_Emphasis">Define las Propiedades</text:span></text:p>
      <text:p text:style-name="Text_20_body">Las propiedades definen las relaciones y características de las clases. Para las clases que definimos, algunas propiedades clave serían:</text:p>
      <text:list xml:id="list751102059" text:style-name="L4">
        <text:list-item>
          <text:p text:style-name="P68"><text:span text:style-name="Strong_20_Emphasis">Libro</text:span>:</text:p>
          <text:list>
            <text:list-item>
              <text:p text:style-name="P69"><text:span text:style-name="Source_20_Text">título</text:span>: Título del libro (tipo: String).</text:p>
            </text:list-item>
            <text:list-item>
              <text:p text:style-name="P69"><text:span text:style-name="Source_20_Text">fechaPublicación</text:span>: Fecha en que se publicó el libro (tipo: Date).</text:p>
            </text:list-item>
            <text:list-item>
              <text:p text:style-name="P69"><text:span text:style-name="Source_20_Text">isbn</text:span>: Número de ISBN del libro (tipo: String).</text:p>
            </text:list-item>
            <text:list-item>
              <text:p text:style-name="P69"><text:span text:style-name="Source_20_Text">género</text:span>: Relaciona el libro con un género (tipo: Género).</text:p>
            </text:list-item>
            <text:list-item>
              <text:p text:style-name="P69"><text:span text:style-name="Source_20_Text">autor</text:span>: Relaciona el libro con un autor (tipo: Autor).</text:p>
            </text:list-item>
            <text:list-item>
              <text:p text:style-name="P69"><text:span text:style-name="Source_20_Text">editor</text:span>: Relaciona el libro con un editor (tipo: Editor).</text:p>
            </text:list-item>
          </text:list>
        </text:list-item>
        <text:list-item>
          <text:p text:style-name="P68"><text:span text:style-name="Strong_20_Emphasis">Autor</text:span>:</text:p>
          <text:list>
            <text:list-item>
              <text:p text:style-name="P69"><text:span text:style-name="Source_20_Text">nombre</text:span>: Nombre del autor (tipo: String).</text:p>
            </text:list-item>
            <text:list-item>
              <text:p text:style-name="P69"><text:span text:style-name="Source_20_Text">fechaNacimiento</text:span>: Fecha de nacimiento del autor (tipo: Date).</text:p>
            </text:list-item>
            <text:list-item>
              <text:p text:style-name="P69"><text:span text:style-name="Source_20_Text">libros</text:span>: Relaciona al autor con los libros que ha escrito (tipo: Libro).</text:p>
            </text:list-item>
          </text:list>
        </text:list-item>
        <text:list-item>
          <text:p text:style-name="P68"><text:span text:style-name="Strong_20_Emphasis">Editor</text:span>:</text:p>
          <text:list>
            <text:list-item>
              <text:p text:style-name="P69"><text:span text:style-name="Source_20_Text">nombre</text:span>: Nombre del editor o editorial (tipo: String).</text:p>
            </text:list-item>
            <text:list-item>
              <text:p text:style-name="P69"><text:span text:style-name="Source_20_Text">libros</text:span>: Relaciona al editor con los libros que ha publicado (tipo: Libro).</text:p>
            </text:list-item>
          </text:list>
        </text:list-item>
        <text:list-item>
          <text:p text:style-name="P68"><text:span text:style-name="Strong_20_Emphasis">Usuario</text:span>:</text:p>
          <text:list>
            <text:list-item>
              <text:p text:style-name="P69"><text:span text:style-name="Source_20_Text">nombre</text:span>: Nombre del usuario (tipo: String).</text:p>
            </text:list-item>
            <text:list-item>
              <text:p text:style-name="P69"><text:span text:style-name="Source_20_Text">fechaRegistro</text:span>: Fecha en que el usuario se registró en la biblioteca (tipo: Date).</text:p>
            </text:list-item>
            <text:list-item>
              <text:p text:style-name="P69"><text:span text:style-name="Source_20_Text">préstamos</text:span>: Relaciona al usuario con los préstamos que ha realizado (tipo: Préstamo).</text:p>
            </text:list-item>
          </text:list>
        </text:list-item>
        <text:list-item>
          <text:p text:style-name="P68"><text:span text:style-name="Strong_20_Emphasis">Préstamo</text:span>:</text:p>
          <text:list>
            <text:list-item>
              <text:p text:style-name="P69"><text:soft-page-break/><text:span text:style-name="Source_20_Text">fechaPréstamo</text:span>: Fecha en que se prestó el libro (tipo: Date).</text:p>
            </text:list-item>
            <text:list-item>
              <text:p text:style-name="P69"><text:span text:style-name="Source_20_Text">fechaDevolución</text:span>: Fecha de devolución del libro (tipo: Date).</text:p>
            </text:list-item>
            <text:list-item>
              <text:p text:style-name="P69"><text:span text:style-name="Source_20_Text">libro</text:span>: Relaciona el préstamo con un libro (tipo: Libro).</text:p>
            </text:list-item>
            <text:list-item>
              <text:p text:style-name="P69"><text:span text:style-name="Source_20_Text">usuario</text:span>: Relaciona el préstamo con un usuario (tipo: Usuario).</text:p>
            </text:list-item>
          </text:list>
        </text:list-item>
        <text:list-item>
          <text:p text:style-name="P68"><text:span text:style-name="Strong_20_Emphasis">Género</text:span>:</text:p>
          <text:list>
            <text:list-item>
              <text:p text:style-name="P68"><text:span text:style-name="Source_20_Text">nombre</text:span>: Nombre del género (tipo: String, por ejemplo, "Ciencia ficción").</text:p>
            </text:list-item>
          </text:list>
        </text:list-item>
      </text:list>
      <text:p text:style-name="Heading_20_3">5. <text:span text:style-name="Strong_20_Emphasis">Define las Restricciones</text:span></text:p>
      <text:p text:style-name="Text_20_body">Las restricciones son reglas que definen los límites y validaciones en nuestra ontología. Algunas restricciones pueden ser:</text:p>
      <text:list xml:id="list3196230176" text:style-name="L5">
        <text:list-item>
          <text:p text:style-name="P71">Un <text:span text:style-name="Strong_20_Emphasis">libro</text:span> debe tener un autor.</text:p>
        </text:list-item>
        <text:list-item>
          <text:p text:style-name="P71">Un <text:span text:style-name="Strong_20_Emphasis">libro</text:span> debe ser publicado por un editor.</text:p>
        </text:list-item>
        <text:list-item>
          <text:p text:style-name="P71">Un <text:span text:style-name="Strong_20_Emphasis">préstamo</text:span> debe tener una fecha de préstamo.</text:p>
        </text:list-item>
        <text:list-item>
          <text:p text:style-name="P71">Un <text:span text:style-name="Strong_20_Emphasis">préstamo</text:span> debe tener una fecha de devolución.</text:p>
        </text:list-item>
        <text:list-item>
          <text:p text:style-name="P70">Un <text:span text:style-name="Strong_20_Emphasis">usuario</text:span> puede tener múltiples <text:span text:style-name="Strong_20_Emphasis">préstamos</text:span>, pero un <text:span text:style-name="Strong_20_Emphasis">libro</text:span> solo puede ser prestado a un <text:span text:style-name="Strong_20_Emphasis">usuario</text:span> en un momento dado.</text:p>
        </text:list-item>
      </text:list>
      <text:p text:style-name="Heading_20_3">6. <text:span text:style-name="Strong_20_Emphasis">Crea Instancias</text:span></text:p>
      <text:p text:style-name="Text_20_body">Ahora que tenemos nuestra ontología estructurada, podemos crear algunas instancias (ejemplos de datos) basadas en ella. Aquí están algunas instancias de nuestra ontología:</text:p>
      <text:list xml:id="list1387857545" text:style-name="L6">
        <text:list-item>
          <text:p text:style-name="P72"><text:span text:style-name="Strong_20_Emphasis">Instancia de un libro</text:span>:</text:p>
          <text:list>
            <text:list-item>
              <text:p text:style-name="P73">Título: "Cien años de soledad"</text:p>
            </text:list-item>
            <text:list-item>
              <text:p text:style-name="P73">Fecha de publicación: 1967</text:p>
            </text:list-item>
            <text:list-item>
              <text:p text:style-name="P73">ISBN: "978-3-16-148410-0"</text:p>
            </text:list-item>
            <text:list-item>
              <text:p text:style-name="P73">Autor: Gabriel García Márquez</text:p>
            </text:list-item>
            <text:list-item>
              <text:p text:style-name="P73">Editor: Editorial XYZ</text:p>
            </text:list-item>
            <text:list-item>
              <text:p text:style-name="P73">Género: Realismo mágico</text:p>
            </text:list-item>
          </text:list>
        </text:list-item>
        <text:list-item>
          <text:p text:style-name="P72"><text:span text:style-name="Strong_20_Emphasis">Instancia de un autor</text:span>:</text:p>
          <text:list>
            <text:list-item>
              <text:p text:style-name="P73">Nombre: Gabriel García Márquez</text:p>
            </text:list-item>
            <text:list-item>
              <text:p text:style-name="P73">Fecha de nacimiento: 1927-03-06</text:p>
            </text:list-item>
            <text:list-item>
              <text:p text:style-name="P73">Libros: "Cien años de soledad", "Crónica de una muerte anunciada"</text:p>
            </text:list-item>
          </text:list>
        </text:list-item>
        <text:list-item>
          <text:p text:style-name="P72"><text:soft-page-break/><text:span text:style-name="Strong_20_Emphasis">Instancia de un editor</text:span>:</text:p>
          <text:list>
            <text:list-item>
              <text:p text:style-name="P73">Nombre: Editorial XYZ</text:p>
            </text:list-item>
            <text:list-item>
              <text:p text:style-name="P73">Libros: "Cien años de soledad", "El otoño del patriarca"</text:p>
            </text:list-item>
          </text:list>
        </text:list-item>
        <text:list-item>
          <text:p text:style-name="P72"><text:span text:style-name="Strong_20_Emphasis">Instancia de un usuario</text:span>:</text:p>
          <text:list>
            <text:list-item>
              <text:p text:style-name="P73">Nombre: Juan Pérez</text:p>
            </text:list-item>
            <text:list-item>
              <text:p text:style-name="P73">Fecha de registro: 2023-01-15</text:p>
            </text:list-item>
            <text:list-item>
              <text:p text:style-name="P73">Préstamos: "Cien años de soledad"</text:p>
            </text:list-item>
          </text:list>
        </text:list-item>
        <text:list-item>
          <text:p text:style-name="P72"><text:span text:style-name="Strong_20_Emphasis">Instancia de un préstamo</text:span>:</text:p>
          <text:list>
            <text:list-item>
              <text:p text:style-name="P73">Fecha de préstamo: 2023-12-01</text:p>
            </text:list-item>
            <text:list-item>
              <text:p text:style-name="P73">Fecha de devolución: 2023-12-15</text:p>
            </text:list-item>
            <text:list-item>
              <text:p text:style-name="P73">Libro: "Cien años de soledad"</text:p>
            </text:list-item>
            <text:list-item>
              <text:p text:style-name="P72">Usuario: Juan Pérez</text:p>
            </text:list-item>
          </text:list>
        </text:list-item>
      </text:list>
      <text:p text:style-name="Heading_20_3">Ontología en OWL (Web Ontology Language):</text:p>
      <text:p text:style-name="Text_20_body">Si estuviéramos creando esta ontología en <text:span text:style-name="Strong_20_Emphasis">OWL</text:span>, el código podría verse de la siguiente manera (simplificado):</text:p>
      <text:p text:style-name="P59"><text:span text:style-name="T7"/></text:p>
      <text:p text:style-name="P59"><text:span text:style-name="T7"/></text:p>
      <text:p text:style-name="P59"><text:span text:style-name="T7"/></text:p>
      <text:p text:style-name="P58">CONCLUSIONES</text:p>
      <text:p text:style-name="P6"/>
      <text:p text:style-name="P29"/>
      <text:p text:style-name="P32">BIBLIOGRAFIA UTILIZADA</text:p>
      <text:p text:style-name="P26"><text:span text:style-name="T11">Figueras, G. E. (2019). ARQUITECTURA DE COMPUTADORES. Manual del curso. Universidad Internacional de Valencia. </text:span><text:span text:style-name="T12">Tema 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9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65in" fo:margin-left="0in" fo:margin-right="0in" fo:margin-bottom="0.9272in" style:dynamic-spacing="true"/>
      </style:header-style>
      <style:footer-style>
        <style:header-footer-properties fo:min-height="0.3917in" fo:margin-left="0in" fo:margin-right="0in" fo:margin-top="0.35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1"><draw:frame draw:style-name="Mfr1" draw:name="image1.png" text:anchor-type="char" svg:x="5.0929in" svg:y="-0.4898in" svg:width="1.7398in" svg:height="0.7398in" draw:z-index="4"><draw:image xlink:href="Pictures/10000000000000A7000000474348E54A47A67B37.png" xlink:type="simple" xlink:show="embed" xlink:actuate="onLoad" draw:mime-type="image/png"/></draw:frame></text:p>
      </style:header>
      <style:footer>
        <text:p text:style-name="MP2"><text:span text:style-name="MT1"><text:tab/></text:span><text:page-number text:select-page="current">2</text:page-number><text:span text:style-name="MT1"> de </text:span><text:page-count>5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/>
        <text:p text:style-name="MP1"/>
        <text:p text:style-name="MP1"><draw:frame draw:style-name="Mfr1" draw:name="Image1" text:anchor-type="char" svg:x="5.0929in" svg:y="-0.4898in" svg:width="1.7398in" svg:height="0.7398in" draw:z-index="0"><draw:image xlink:href="Pictures/10000000000000A7000000474348E54A47A67B37.png" xlink:type="simple" xlink:show="embed" xlink:actuate="onLoad" draw:mime-type="image/png"/></draw:frame></text:p>
      </style:header>
      <style:footer>
        <text:p text:style-name="MP3"><text:span text:style-name="MT1"><text:tab/></text:span><text:page-number text:select-page="current">1</text:page-number><text:span text:style-name="MT1"> de </text:span>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08T22:45:51.317820628</dc:date>
    <meta:editing-duration>PT3M22S</meta:editing-duration>
    <meta:editing-cycles>2</meta:editing-cycles>
    <meta:document-statistic meta:table-count="0" meta:image-count="2" meta:object-count="0" meta:page-count="5" meta:paragraph-count="95" meta:word-count="842" meta:character-count="5024" meta:non-whitespace-character-count="4344"/>
  </office:meta>
</office:document-meta>
</file>